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1B97891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officeooo:paragraph-rsid="0003ed0f" style:font-name-asian="Times New Roman" style:font-name-complex="Times New Roman"/>
    </style:style>
    <style:style style:name="P6" style:family="paragraph" style:parent-style-name="Standard">
      <style:paragraph-properties fo:line-height="150%" fo:break-before="auto" fo:break-after="auto" style:writing-mode="lr-tb"/>
    </style:style>
    <style:style style:name="P7" style:family="paragraph" style:parent-style-name="Standard">
      <style:paragraph-properties fo:line-height="150%" style:writing-mode="lr-tb"/>
    </style:style>
    <style:style style:name="P8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fo:color="#000000" style:text-line-through-style="none" style:font-name="Times New Roman" fo:font-size="11pt" fo:font-style="normal" style:text-underline-style="none" fo:font-weight="normal" officeooo:paragraph-rsid="0006d687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fo:color="#000000" style:text-line-through-style="none" style:font-name="Times New Roman" fo:font-size="11pt" fo:font-style="normal" style:text-underline-style="none" fo:font-weight="normal" officeooo:paragraph-rsid="00083dd7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1" style:family="paragraph" style:parent-style-name="Standard">
      <style:paragraph-properties fo:line-height="150%" fo:break-before="auto" fo:break-after="auto" style:writing-mode="lr-tb"/>
      <style:text-properties style:font-name="Times New Roman" officeooo:paragraph-rsid="00083dd7" style:font-name-asian="Times New Roman" style:font-name-complex="Times New Roman"/>
    </style:style>
    <style:style style:name="P12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13" style:family="paragraph" style:parent-style-name="Standard">
      <style:paragraph-properties fo:line-height="150%" style:writing-mode="lr-tb"/>
    </style:style>
    <style:style style:name="P14" style:family="paragraph" style:parent-style-name="Standard">
      <style:paragraph-properties fo:line-height="150%" style:writing-mode="lr-tb"/>
      <style:text-properties officeooo:paragraph-rsid="00083dd7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03ed0f" style:font-name-asian="Times New Roman" style:font-name-complex="Times New Roman"/>
    </style:style>
    <style:style style:name="T3" style:family="text">
      <style:text-properties style:font-name="Times New Roman" officeooo:rsid="00057dbe" style:font-name-asian="Times New Roman" style:font-name-complex="Times New Roman"/>
    </style:style>
    <style:style style:name="T4" style:family="text">
      <style:text-properties style:font-name="Times New Roman" officeooo:rsid="00080fcf" style:font-name-asian="Times New Roman" style:font-name-complex="Times New Roman"/>
    </style:style>
    <style:style style:name="T5" style:family="text">
      <style:text-properties style:font-name="Times New Roman" officeooo:rsid="00083dd7" style:font-name-asian="Times New Roman" style:font-name-complex="Times New Roman"/>
    </style:style>
    <style:style style:name="T6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7" style:family="text">
      <style:text-properties style:font-name="Times New Roman" fo:font-weight="bold" officeooo:rsid="0006d687" style:font-name-asian="Times New Roman" style:font-weight-asian="bold" style:font-name-complex="Times New Roman" style:font-weight-complex="bold"/>
    </style:style>
    <style:style style:name="T8" style:family="text">
      <style:text-properties style:font-name="Times New Roman" fo:font-weight="bold" officeooo:rsid="00080fcf" style:font-name-asian="Times New Roman" style:font-weight-asian="bold" style:font-name-complex="Times New Roman" style:font-weight-complex="bold"/>
    </style:style>
    <style:style style:name="T9" style:family="text">
      <style:text-properties style:font-name="Times New Roman" fo:font-weight="bold" officeooo:rsid="00083dd7" style:font-name-asian="Times New Roman" style:font-weight-asian="bold" style:font-name-complex="Times New Roman" style:font-weight-complex="bold"/>
    </style:style>
    <style:style style:name="T10" style:family="text">
      <style:text-properties officeooo:rsid="0006d687"/>
    </style:style>
    <style:style style:name="T11" style:family="text">
      <style:text-properties officeooo:rsid="00080fcf"/>
    </style:style>
    <style:style style:name="T12" style:family="text">
      <style:text-properties officeooo:rsid="00083dd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6">Aluno</text:span><text:span text:style-name="T1">: Antônio Carlos de Freitas Silva<text:tab/><text:tab/><text:tab/><text:tab/><text:tab/></text:span><text:span text:style-name="T6">Data:</text:span><text:span text:style-name="T1"> </text:span><text:span text:style-name="T5">23</text:span><text:span text:style-name="T1">/1</text:span><text:span text:style-name="T3">1</text:span><text:span text:style-name="T1">/2013</text:span></text:p>
      <text:p text:style-name="P6"><text:span text:style-name="T6">Fase/Iteração:</text:span><text:span text:style-name="T1"> Sprint </text:span><text:span text:style-name="T5">8</text:span><text:span text:style-name="T2"><text:tab/></text:span><text:span text:style-name="T1"><text:tab/><text:tab/><text:tab/><text:tab/><text:tab/><text:tab/></text:span><text:span text:style-name="T6">Esforço Total:</text:span><text:span text:style-name="T1"> 0</text:span><text:span text:style-name="T4">6</text:span><text:span text:style-name="T1">h</text:span></text:p>
      <text:p text:style-name="P4"/>
      <text:p text:style-name="P6"><text:span text:style-name="T6">Atividade: </text:span><text:span text:style-name="T9">Planejamento da Apresentação de Desenvolvimento<text:tab/></text:span><text:span text:style-name="T1"><text:tab/><text:tab/></text:span><text:span text:style-name="T6">Esforço: </text:span><text:span text:style-name="T8">3</text:span><text:span text:style-name="T6">h</text:span></text:p>
      <text:p text:style-name="P5">Descrição: <text:span text:style-name="T12">Planejar com os membroas da equipe</text:span></text:p>
      <text:p text:style-name="P5">Produtos: -</text:p>
      <text:p text:style-name="P4">Equipe: <text:span text:style-name="T12">Hálisson Vitor e Cláudio Calvalcante</text:span></text:p>
      <text:p text:style-name="P7"><text:span text:style-name="T1">Artefato: </text:span><text:span text:style-name="T5">-</text:span></text:p>
      <text:p text:style-name="P7"><text:span text:style-name="T6">Atividade: </text:span><text:span text:style-name="T9">Revisão Informal <text:tab/></text:span><text:span text:style-name="T8"><text:tab/><text:tab/></text:span><text:span text:style-name="T1"><text:tab/><text:tab/><text:tab/><text:tab/><text:tab/></text:span><text:span text:style-name="T6">Esforço: </text:span><text:span text:style-name="T9">1</text:span><text:span text:style-name="T6">h</text:span></text:p>
      <text:p text:style-name="P4">Descrição: <text:span text:style-name="T12">Revisão informal de Requisitos, Arquitetura e Projeto Detalhado</text:span></text:p>
      <text:p text:style-name="P4">Produtos: -<text:span text:style-name="T10"> </text:span></text:p>
      <text:p text:style-name="P4">Equipe: <text:span text:style-name="T12">V&amp;V e PCP <text:s/></text:span></text:p>
      <text:p text:style-name="P9">Artefato: <text:span text:style-name="T10">-</text:span></text:p>
      <text:p text:style-name="P9"><text:span text:style-name="T10"/></text:p>
      <text:p text:style-name="P14"><text:span text:style-name="T6">Atividade: </text:span><text:span text:style-name="T9">Resolver empecilhos</text:span><text:span text:style-name="T8"><text:tab/><text:tab/></text:span><text:span text:style-name="T1"><text:tab/><text:tab/><text:tab/><text:tab/><text:tab/></text:span><text:span text:style-name="T6">Esforço: </text:span><text:span text:style-name="T9">2</text:span><text:span text:style-name="T6">h</text:span></text:p>
      <text:p text:style-name="P11">Descrição: <text:span text:style-name="T12">Procurar soluções junto com o Danillo para resolver problemas de infra da Fábrica</text:span></text:p>
      <text:p text:style-name="P11">Produtos: -<text:span text:style-name="T10"> </text:span></text:p>
      <text:p text:style-name="P11">Equipe: <text:span text:style-name="T12">Danillo Guimarães</text:span></text:p>
      <text:p text:style-name="P10"><text:span text:style-name="T10">Artefato: 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draw:frame draw:style-name="Mfr1" draw:name="figuras1" text:anchor-type="char" svg:x="14.58cm" svg:y="0cm" svg:width="2.256cm" svg:height="1.469cm" draw:z-index="0"><draw:image xlink:href="Pictures/1000020100000140000000F01B97891D.png" xlink:type="simple" xlink:show="embed" xlink:actuate="onLoad"/></draw:frame></text:p>
        <text:p text:style-name="MP2">Nome do Projeto</text:p>
        <text:p text:style-name="MP3">Relatório Individual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Windows_x86 LibreOffice_project/40b2d7fde7e8d2d7bc5a449dc65df4d08a7dd38</meta:generator>
    <dc:title/>
    <meta:initial-creator/>
    <meta:editing-cycles>11</meta:editing-cycles>
    <dc:date>2013-11-23T22:49:38.337000000</dc:date>
    <meta:editing-duration>P0D</meta:editing-duration>
    <meta:document-statistic meta:table-count="0" meta:image-count="1" meta:object-count="0" meta:page-count="1" meta:paragraph-count="20" meta:word-count="102" meta:character-count="754" meta:non-whitespace-character-count="640"/>
  </office:meta>
</office:document-meta>
</file>